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Switch Test Methodology</text:h>
      <text:p text:style-name="Standard"/>
      <text:p text:style-name="Standard"/>
      <text:p text:style-name="Standard">Switch testing:</text:p>
      <text:list xml:id="list1531070643" text:style-name="L1">
        <text:list-item>
          <text:p text:style-name="P1">Ssh access?</text:p>
        </text:list-item>
        <text:list-item>
          <text:p text:style-name="P1">Core OS?</text:p>
        </text:list-item>
        <text:list-item>
          <text:p text:style-name="P1">Do the switch talks openflow</text:p>
        </text:list-item>
        <text:list-item>
          <text:p text:style-name="P1">Can it talk openflow+ssl</text:p>
        </text:list-item>
        <text:list-item>
          <text:p text:style-name="P1">Works as with contoller learning switch?</text:p>
        </text:list-item>
        <text:list-item>
          <text:p text:style-name="P1">Can you setup a backup/multiple controllers?</text:p>
        </text:list-item>
        <text:list-item>
          <text:p text:style-name="P1">receives openflow messages?</text:p>
          <text:list>
            <text:list-item>
              <text:p text:style-name="P1">Features</text:p>
            </text:list-item>
            <text:list-item>
              <text:p text:style-name="P1">flow-mod</text:p>
            </text:list-item>
            <text:list-item>
              <text:p text:style-name="P1">send-packet</text:p>
            </text:list-item>
            <text:list-item>
              <text:p text:style-name="P1">read-state</text:p>
            </text:list-item>
            <text:list-item>
              <text:p text:style-name="P1">barrier</text:p>
            </text:list-item>
          </text:list>
        </text:list-item>
        <text:list-item>
          <text:p text:style-name="P1">Flow mods behave as expected?</text:p>
          <text:list>
            <text:list-item>
              <text:p text:style-name="P1">Test with pings</text:p>
            </text:list-item>
            <text:list-item>
              <text:p text:style-name="P1">test with iperf</text:p>
            </text:list-item>
          </text:list>
        </text:list-item>
        <text:list-item>
          <text:p text:style-name="P1">Jumbo Frames size?</text:p>
        </text:list-item>
        <text:list-item>
          <text:p text:style-name="P1">SNMP access?</text:p>
        </text:list-item>
        <text:list-item>
          <text:p text:style-name="P1">Has QoS? </text:p>
          <text:list>
            <text:list-item>
              <text:p text:style-name="P1">How can we enable it</text:p>
            </text:list-item>
            <text:list-item>
              <text:p text:style-name="P1">Does it interace well with openflow?</text:p>
            </text:list-item>
          </text:list>
        </text:list-item>
        <text:list-item>
          <text:p text:style-name="P1">Has QnQ support?</text:p>
          <text:list>
            <text:list-item>
              <text:p text:style-name="P1">Does it work on openflow ports?</text:p>
            </text:list-item>
          </text:list>
        </text:list-item>
        <text:list-item>
          <text:p text:style-name="P1">Is it sending events?</text:p>
          <text:list>
            <text:list-item>
              <text:p text:style-name="P1">Port status</text:p>
            </text:list-item>
            <text:list-item>
              <text:p text:style-name="P1">Packet-in</text:p>
            </text:list-item>
            <text:list-item>
              <text:p text:style-name="P1">Flow-removed</text:p>
            </text:list-item>
          </text:list>
        </text:list-item>
        <text:list-item>
          <text:p text:style-name="P1">Performance effect of conulsilting the openflow tables</text:p>
          <text:list>
            <text:list-item>
              <text:p text:style-name="P1">per table</text:p>
            </text:list-item>
            <text:list-item>
              <text:p text:style-name="P1">per flow</text:p>
            </text:list-item>
            <text:list-item>
              <text:p text:style-name="P1">per port</text:p>
            </text:list-item>
            <text:list-item>
              <text:p text:style-name="P1">per queue</text:p>
            </text:list-item>
          </text:list>
        </text:list-item>
        <text:list-item>
          <text:p text:style-name="P1">Throughput performance testing (can we really get 20GB per sec between two sites?).</text:p>
        </text:list-item>
      </text:list>
      <text:p text:style-name="Standard"/>
      <text:p text:style-name="Standard">Methodology:</text:p>
      <text:list xml:id="list975446084" text:style-name="L2">
        <text:list-item>
          <text:p text:style-name="P2">SSH connect</text:p>
        </text:list-item>
        <text:list-item>
          <text:p text:style-name="P2">Use the appropate tool</text:p>
        </text:list-item>
        <text:list-item>
          <text:p text:style-name="P2">Configure a controller.</text:p>
        </text:list-item>
        <text:list-item>
          <text:p text:style-name="P2">Configure a controller that tries to use ssl</text:p>
        </text:list-item>
        <text:list-item>
          <text:p text:style-name="P2">Connect two hosts and try to ping between them </text:p>
        </text:list-item>
        <text:list-item>
          <text:p text:style-name="P2">try to configure the redundant controller</text:p>
        </text:list-item>
        <text:list-item>
          <text:p text:style-name="P2">On the controller, sen the messages and determine if the controller is following the protocol</text:p>
        </text:list-item>
        <text:list-item>
          <text:p text:style-name="P2">Pings across hosts, iperf across hosts.</text:p>
        </text:list-item>
        <text:list-item>
          <text:p text:style-name="P2"><text:soft-page-break/>Increment MTU at test end point, try agin with iperf and ping tests.</text:p>
        </text:list-item>
        <text:list-item>
          <text:p text:style-name="P2">Can we SNMP the device? If so can we get the IF-MIB table?</text:p>
        </text:list-item>
        <text:list-item>
          <text:p text:style-name="P2">Check documentation, see how we can enable it.</text:p>
          <text:list>
            <text:list-item>
              <text:p text:style-name="P2">Verify QoS by iperf tests from the devices.</text:p>
            </text:list-item>
          </text:list>
        </text:list-item>
        <text:list-item>
          <text:p text:style-name="P2">Check documentaiton.</text:p>
          <text:list>
            <text:list-item>
              <text:p text:style-name="P2">Try to send packes from the test nodes, check that the vlan tags (internal and external ) traverse the nodes correctly.</text:p>
            </text:list-item>
          </text:list>
        </text:list-item>
        <text:list-item>
          <text:p text:style-name="P2">Check CPU usage while doing checks on each of the tables.</text:p>
        </text:list-item>
        <text:list-item>
          <text:p text:style-name="P2">Put performance load on the devic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2T14:20:45</meta:creation-date>
    <dc:date>2011-08-02T11:47:55</dc:date>
    <meta:editing-duration>PT1H27M8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2" meta:paragraph-count="51" meta:word-count="296" meta:character-count="1571"/>
    <dc:creator>Camilo Viecco</dc:creator>
  </office:meta>
</office:document-meta>
</file>